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s/Year">
            <text:p>Percentages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Current Ratio">
            <text:p>Current Ratio</text:p>
          </table:table-cell>
          <table:table-cell office:value-type="string" office:value="94%">
            <text:p>94%</text:p>
          </table:table-cell>
          <table:table-cell office:value-type="string" office:value="114%">
            <text:p>114%</text:p>
          </table:table-cell>
          <table:table-cell office:value-type="string" office:value="105%">
            <text:p>105%</text:p>
          </table:table-cell>
          <table:table-cell office:value-type="string" office:value="110%">
            <text:p>110%</text:p>
          </table:table-cell>
          <table:table-cell office:value-type="string" office:value="110%">
            <text:p>110%</text:p>
          </table:table-cell>
          <table:table-cell office:value-type="string" office:value="104%">
            <text:p>104%</text:p>
          </table:table-cell>
          <table:table-cell office:value-type="string" office:value="104%">
            <text:p>104%</text:p>
          </table:table-cell>
          <table:table-cell office:value-type="string" office:value="105%">
            <text:p>105%</text:p>
          </table:table-cell>
          <table:table-cell office:value-type="string" office:value="112%">
            <text:p>112%</text:p>
          </table:table-cell>
          <table:table-cell office:value-type="string" office:value="107%">
            <text:p>107%</text:p>
          </table:table-cell>
        </table:table-row>
        <table:table-row>
          <table:table-cell table:style-name="pd1" office:value-type="string" office:value="Quick Ratio">
            <text:p>Quick Ratio</text:p>
          </table:table-cell>
          <table:table-cell office:value-type="string" office:value="72%">
            <text:p>72%</text:p>
          </table:table-cell>
          <table:table-cell office:value-type="string" office:value="91%">
            <text:p>91%</text:p>
          </table:table-cell>
          <table:table-cell office:value-type="string" office:value="86%">
            <text:p>86%</text:p>
          </table:table-cell>
          <table:table-cell office:value-type="string" office:value="86%">
            <text:p>86%</text:p>
          </table:table-cell>
          <table:table-cell office:value-type="string" office:value="85%">
            <text:p>85%</text:p>
          </table:table-cell>
          <table:table-cell office:value-type="string" office:value="76%">
            <text:p>76%</text:p>
          </table:table-cell>
          <table:table-cell office:value-type="string" office:value="78%">
            <text:p>78%</text:p>
          </table:table-cell>
          <table:table-cell office:value-type="string" office:value="75%">
            <text:p>75%</text:p>
          </table:table-cell>
          <table:table-cell office:value-type="string" office:value="82%">
            <text:p>82%</text:p>
          </table:table-cell>
          <table:table-cell office:value-type="string" office:value="75%">
            <text:p>75%</text:p>
          </table:table-cell>
        </table:table-row>
        <table:table-row>
          <table:table-cell table:style-name="pd1" office:value-type="string" office:value="Cash Ratio">
            <text:p>Cash Ratio</text:p>
          </table:table-cell>
          <table:table-cell office:value-type="string" office:value="35%">
            <text:p>35%</text:p>
          </table:table-cell>
          <table:table-cell office:value-type="string" office:value="25%">
            <text:p>25%</text:p>
          </table:table-cell>
          <table:table-cell office:value-type="string" office:value="33%">
            <text:p>33%</text:p>
          </table:table-cell>
          <table:table-cell office:value-type="string" office:value="41%">
            <text:p>41%</text:p>
          </table:table-cell>
          <table:table-cell office:value-type="string" office:value="46%">
            <text:p>46%</text:p>
          </table:table-cell>
          <table:table-cell office:value-type="string" office:value="35%">
            <text:p>35%</text:p>
          </table:table-cell>
          <table:table-cell office:value-type="string" office:value="44%">
            <text:p>44%</text:p>
          </table:table-cell>
          <table:table-cell office:value-type="string" office:value="47%">
            <text:p>47%</text:p>
          </table:table-cell>
          <table:table-cell office:value-type="string" office:value="52%">
            <text:p>52%</text:p>
          </table:table-cell>
          <table:table-cell office:value-type="string" office:value="38%">
            <text:p>38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